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44ba8" officeooo:paragraph-rsid="00044ba8"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bold" officeooo:rsid="0015a7d7" officeooo:paragraph-rsid="0015a7d7"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officeooo:rsid="00044ba8" officeooo:paragraph-rsid="00044ba8"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092e31" officeooo:paragraph-rsid="00092e31"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0a2dd2" officeooo:paragraph-rsid="000a2dd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a5308" officeooo:paragraph-rsid="000a5308"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0b9445" officeooo:paragraph-rsid="000b944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d8e4d" officeooo:paragraph-rsid="000d8e4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ea87c" officeooo:paragraph-rsid="000ea87c"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09ad1" officeooo:paragraph-rsid="00109ad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0ae78" officeooo:paragraph-rsid="0010ae7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0b1c8" officeooo:paragraph-rsid="0010b1c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134f0" officeooo:paragraph-rsid="001134f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20451" officeooo:paragraph-rsid="00120451"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34b60" officeooo:paragraph-rsid="00134b6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464d5" officeooo:paragraph-rsid="001464d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75d99" officeooo:paragraph-rsid="00175d9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7d228" officeooo:paragraph-rsid="0017d22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84213" officeooo:paragraph-rsid="00184213"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198de1" officeooo:paragraph-rsid="00198de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1ab611" officeooo:paragraph-rsid="001ab61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1c07d1" officeooo:paragraph-rsid="001c07d1"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1cb147" officeooo:paragraph-rsid="001cb14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d6471" officeooo:paragraph-rsid="001d6471"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f2c3e" officeooo:paragraph-rsid="001f2c3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0c1fd" officeooo:paragraph-rsid="0020c1fd"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0efce" officeooo:paragraph-rsid="0020efce"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0f4eb" officeooo:paragraph-rsid="0020f4eb"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2fc07" officeooo:paragraph-rsid="0022fc07"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47afe" officeooo:paragraph-rsid="00247afe"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24cb09" officeooo:paragraph-rsid="0024cb0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253bf8" officeooo:paragraph-rsid="00253bf8"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271a71" officeooo:paragraph-rsid="00271a71"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2815d0" officeooo:paragraph-rsid="002815d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830b7" officeooo:paragraph-rsid="002830b7"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29d8c7" officeooo:paragraph-rsid="0029d8c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b2c98" officeooo:paragraph-rsid="002b2c98"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c0fda" officeooo:paragraph-rsid="002c0fda"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2de141" officeooo:paragraph-rsid="002de141"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3110b1" officeooo:paragraph-rsid="003110b1"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31e93c" officeooo:paragraph-rsid="0031e93c"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3364d3" officeooo:paragraph-rsid="003364d3"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34544e" officeooo:paragraph-rsid="0034544e"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367547" officeooo:paragraph-rsid="00367547"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37cf83" officeooo:paragraph-rsid="0037cf83"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38bd48" officeooo:paragraph-rsid="0038bd48"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style="italic" fo:font-weight="normal" officeooo:rsid="0038bd48" officeooo:paragraph-rsid="0038bd48"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justify" style:justify-single-word="false"/>
      <style:text-properties fo:font-size="12pt" fo:font-style="italic" fo:font-weight="normal" officeooo:rsid="003c4c57" officeooo:paragraph-rsid="003c4c57"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justify" style:justify-single-word="false"/>
      <style:text-properties fo:font-size="12pt" fo:font-style="italic" fo:font-weight="normal" officeooo:rsid="003d95d4" officeooo:paragraph-rsid="003d95d4"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justify" style:justify-single-word="false"/>
      <style:text-properties fo:font-size="12pt" fo:font-style="normal" fo:font-weight="normal" officeooo:rsid="003a9a6f" officeooo:paragraph-rsid="003a9a6f"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fo:font-weight="normal" officeooo:rsid="003c4c57" officeooo:paragraph-rsid="003c4c57" style:font-size-asian="10.5pt" style:font-style-asian="normal" style:font-weight-asian="normal" style:font-size-complex="12pt" style:font-style-complex="normal" style:font-weight-complex="normal"/>
    </style:style>
    <style:style style:name="T1" style:family="text">
      <style:text-properties officeooo:rsid="0005eec5"/>
    </style:style>
    <style:style style:name="T2" style:family="text">
      <style:text-properties officeooo:rsid="0009438b"/>
    </style:style>
    <style:style style:name="T3" style:family="text">
      <style:text-properties officeooo:rsid="0010b1c8"/>
    </style:style>
    <style:style style:name="T4" style:family="text">
      <style:text-properties officeooo:rsid="001bcfde"/>
    </style:style>
    <style:style style:name="T5" style:family="text">
      <style:text-properties officeooo:rsid="0024cb09"/>
    </style:style>
    <style:style style:name="T6" style:family="text">
      <style:text-properties officeooo:rsid="0034544e"/>
    </style:style>
    <style:style style:name="T7" style:family="text">
      <style:text-properties fo:font-weight="bold"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officeooo:rsid="003a9a6f"/>
    </style:style>
    <style:style style:name="T11" style:family="text">
      <style:text-properties officeooo:rsid="003be9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3 NOTES</text:p>
      <text:p text:style-name="P1"/>
      <text:p text:style-name="P2">SECTION 1</text:p>
      <text:p text:style-name="P3"/>
      <text:p text:style-name="P3">Python “Playground” (Re<text:span text:style-name="T1">ad Evaluate Print Loop</text:span>) in Terminal write python3</text:p>
      <text:p text:style-name="P3"><text:tab/>Can execute any valid python code in here.</text:p>
      <text:p text:style-name="P3"><text:tab/>To exit type exit() or do ctrl <text:span text:style-name="T1">D</text:span></text:p>
      <text:p text:style-name="P3"><text:tab/><text:span text:style-name="T1">ctrl L to clear terminal screen</text:span></text:p>
      <text:p text:style-name="P3"><text:tab/><text:span text:style-name="T1">for help type help()</text:span></text:p>
      <text:p text:style-name="P3"><text:tab/></text:p>
      <text:p text:style-name="P4">EVERYTHING IN PYTHON IS AN OBJECT</text:p>
      <text:p text:style-name="P4"><text:tab/><text:span text:style-name="T2">eg a string is a text object</text:span></text:p>
      <text:p text:style-name="P5">With strings can use ‘’ or “”</text:p>
      <text:p text:style-name="P5"/>
      <text:p text:style-name="P6">Use “”” “”” for commenting</text:p>
      <text:p text:style-name="P6"/>
      <text:p text:style-name="P7">Inputs are arguments</text:p>
      <text:p text:style-name="P7">Outputs are return values</text:p>
      <text:p text:style-name="P7">Function is where a series of steps are carried out on the argument(s) and it returns the return value(s). To run the function, it is called or invoked.</text:p>
      <text:p text:style-name="P7"/>
      <text:p text:style-name="P8">In the print function example we pass the argument of a string to the print function, or invoke the function.</text:p>
      <text:p text:style-name="P8"/>
      <text:p text:style-name="P9">Use a comma to separate arguments contained within parantheses print(3, 5, 7)</text:p>
      <text:p text:style-name="P9"/>
      <text:p text:style-name="P10">Parameter is a name for an expected argument <text:span text:style-name="T3">that is going to be passed </text:span>to a function</text:p>
      <text:p text:style-name="P11">Keyword parameter sep= allows you to use a string instead of a default space eg sep=”!” wil give a ! instead of a space.</text:p>
      <text:p text:style-name="P12">Default sep is sep=” “</text:p>
      <text:p text:style-name="P12">Default end is end=”/n”</text:p>
      <text:p text:style-name="P12">sep=”**” sep is the parameter and ** is the argument.</text:p>
      <text:p text:style-name="P12"/>
      <text:p text:style-name="P13">To comment out a line use #</text:p>
      <text:p text:style-name="P14">To comment out a block of code, highlight block then ctrl/</text:p>
      <text:p text:style-name="P14"/>
      <text:p text:style-name="P2">SECTION 2</text:p>
      <text:p text:style-name="P15"/>
      <text:p text:style-name="P15">Expression is a python statement that is evaluated – a line of code where a computation or evaluation happens. eg. print(3 + 4)</text:p>
      <text:p text:style-name="P15">Operator – a special symbol that carries out an operation eg. + - * /</text:p>
      <text:p text:style-name="P15">Operands are the values or objects to the left and right or the Operator. In the above example the operands would be 3 and 4.</text:p>
      <text:p text:style-name="P15"/>
      <text:p text:style-name="P16">PEMDAS – Parentheses, Exponenets, Multiplication, Division, Addition, Subtraction --- the order python evaluates a mathematical evaluation.</text:p>
      <text:p text:style-name="P16"/>
      <text:p text:style-name="P17">When using division operator, result is returned as a float even if integers are used.</text:p>
      <text:p text:style-name="P18">Floor division is where // is used. This returns only a whole number (integer) rounded down. eg 14 / 3 = 4</text:p>
      <text:p text:style-name="P18">However, if it is a negative number that is divided, the answer is rounded up. eg -14 / 3 = -5</text:p>
      <text:p text:style-name="P18">Modulo operator % returns the remainder of a division sum. Eg 14 % 3 = 2</text:p>
      <text:p text:style-name="P19"><text:soft-page-break/>If number being divided by the modulo is smaller then it will return that number. eg <text:s/>1 % 3 = 1 or 2 % 3 = 2</text:p>
      <text:p text:style-name="P23">print( “ | “ * 5) will give | | | | | or 5 times the string.</text:p>
      <text:p text:style-name="P19"/>
      <text:p text:style-name="P20">Boolean <text:s/>- true OR false</text:p>
      <text:p text:style-name="P21">In boolean 5 does equal 5.0 (int = float) – <text:span text:style-name="T4">where datatypes are not the same but can be compared, python will automatically convert the more simple type (here int) to the more complex type (here float).</text:span></text:p>
      <text:p text:style-name="P21">In boolean strings must match exactly – capitals must be capitals and lower case must be lower case.</text:p>
      <text:p text:style-name="P22">print(5 &lt; 8 &lt;= 10) will return true as 5 is less than 8 which is less than or equal to 10.</text:p>
      <text:p text:style-name="P22">print(5 &lt; 8 &lt;= 10) will return false as 5 is less than 8 but 8 is not less than or equal to 10.</text:p>
      <text:p text:style-name="P22"/>
      <text:p text:style-name="P21"/>
      <text:p text:style-name="P24">TYPE is a built in function that returns the type of an object. </text:p>
      <text:p text:style-name="P25">Remember, everything in Python is an object.</text:p>
      <text:p text:style-name="P25">An object is an INSTANCE of a CLASS.</text:p>
      <text:p text:style-name="P25">CLASS is a blueprint from which objects are made.</text:p>
      <text:p text:style-name="P25">INSTANCE is an object made from a class.</text:p>
      <text:p text:style-name="P25">Eg you could have a House class and an instance would be A House object of that House class.</text:p>
      <text:p text:style-name="P25"/>
      <text:p text:style-name="P26">Whereas an equality operator comparison of 5 and 5.0 – print(5 == 5.0) will return TRUE, a type class comparison – print(type(5) == type(5.0)) will return FALSE as this is a comparison of class types and they are different.</text:p>
      <text:p text:style-name="P27">print(type(False) == type(True)) returns True as this is a comparison of the Boolean class.</text:p>
      <text:p text:style-name="P27">Using print(type(***)) will tell you the class that is is built from.</text:p>
      <text:p text:style-name="P27"/>
      <text:p text:style-name="P28">TYPE CONVERSION</text:p>
      <text:p text:style-name="P28">print(int(“3”)) we are invoking the int function so taking the string object and trying to return an int object</text:p>
      <text:p text:style-name="P28"/>
      <text:p text:style-name="P29">Because everything in Python is an object, a VARIABLE is a name assigned to an object. It refers to the object, it is not the object itself. Like an address for a house. It is not the house itself, it refers to the house.</text:p>
      <text:p text:style-name="P29"/>
      <text:p text:style-name="P29">Assignment operator is = </text:p>
      <text:p text:style-name="P29">Used to assign the variable name to the object. Eg name = “Ralph”</text:p>
      <text:p text:style-name="P30">Variable to the left of the = object to the right.</text:p>
      <text:p text:style-name="P30"/>
      <text:p text:style-name="P30">Python uses snake_case formatting eg favourite_language = “Python”</text:p>
      <text:p text:style-name="P30">*<text:span text:style-name="T5">print(“My name is”, name, “and I am”, age, “years old”) will print out “My name is Ralph and I am 46 years old” without requiring the spaces between words like “ and I am” “ years old”</text:span></text:p>
      <text:p text:style-name="P30"/>
      <text:p text:style-name="P31">What occurs to the right of the assignment operator will always take place first eg </text:p>
      <text:p text:style-name="P31">age = 23 + 10</text:p>
      <text:p text:style-name="P31">print(age)</text:p>
      <text:p text:style-name="P31">will return 33</text:p>
      <text:p text:style-name="P31"/>
      <text:p text:style-name="P32">Information about the TYPE lives with the object, not the variable. Eg here age can be an int or a string or a float, we don’t have to declare it like we would in Java where it would be int age = 46</text:p>
      <text:p text:style-name="P32">Python is a dynamically typed language so different objects can be given the same variable name. THIS IS BAD PRACTICE.</text:p>
      <text:p text:style-name="P32"><text:soft-page-break/></text:p>
      <text:p text:style-name="P33">Where variables have the same object ie a = 5 and b = 5 then can be written as a = b = 5. Remember variables only point to objects.</text:p>
      <text:p text:style-name="P33">If b is then reassigned to the object 10 ie b = 10, a will still remain as 5 ie a = 5.</text:p>
      <text:p text:style-name="P34">To assign multiple variables to multiple values on one line use commas to separate eg:</text:p>
      <text:p text:style-name="P34">a, b, c = 5, 10, 15</text:p>
      <text:p text:style-name="P34">Objects can be different datatypes eg a, b, c, d = 5, 10, 15, “hello” will return 5, 10, 15, hello</text:p>
      <text:p text:style-name="P34"/>
      <text:p text:style-name="P35">AUGMENTED ASSIGNMENT OPERATOR</text:p>
      <text:p text:style-name="P35">Remember everything to the right or the = happens first</text:p>
      <text:p text:style-name="P35">a = 1</text:p>
      <text:p text:style-name="P35">a = a + 2 <text:s text:c="2"/>gives 3</text:p>
      <text:p text:style-name="P35"/>
      <text:p text:style-name="P35">a = 1</text:p>
      <text:p text:style-name="P35">a += 2 <text:s text:c="2"/>also gives 3 </text:p>
      <text:p text:style-name="P35">This is the augmented assignment operator</text:p>
      <text:p text:style-name="P36">+= <text:s/>-= <text:s/>*= <text:s/>/=</text:p>
      <text:p text:style-name="P36"/>
      <text:p text:style-name="P37">INPUT FUNCTION takes user input from the terminal as a string</text:p>
      <text:p text:style-name="P37">input()</text:p>
      <text:p text:style-name="P38">input(“Enter some text “) - note the space at the end otherwise in terminal cursor will appear right after the t of text.</text:p>
      <text:p text:style-name="P39">Run in TERMINAL by writing python3 then file name in directory.</text:p>
      <text:p text:style-name="P39"/>
      <text:p text:style-name="P40">ERRORS</text:p>
      <text:p text:style-name="P40">An Exception is an error in a program when it is running</text:p>
      <text:p text:style-name="P40">A Traceback is a summary or log of the error</text:p>
      <text:p text:style-name="P40">NameError exception is raised when the program cannot recognise a name that is being referred to in your program – eg an undeclared variable</text:p>
      <text:p text:style-name="P41">TypeError exception is raised when an operation is applied to an object of an inappropriate type – eg trying to add a string and a number together</text:p>
      <text:p text:style-name="P42">ValueError execption is raised when a function receives an argument that has the right type but an inappropriate value – eg int(“xyz”) - here int expects to get a string but the data/value contained within the string cannot be converted by the function int</text:p>
      <text:p text:style-name="P42">SyntaxError exception is raised when there is faulty syntax in the code – when you make a mistake/typo – <text:span text:style-name="T6">eg print(“hello) – the closing “ is missing</text:span></text:p>
      <text:p text:style-name="P43">EOL means End Of Line -eg EOL while scanning string literal means that Python was looking for the end of a string but reached the end of the line without the string finishing ie no closing “</text:p>
      <text:p text:style-name="P43"/>
      <text:p text:style-name="P43"/>
      <text:p text:style-name="P44">FUNCTIONS</text:p>
      <text:p text:style-name="P44"/>
      <text:p text:style-name="P44">A FUNCTION is a collection of one or more statements that accomplishes a goal or task. A procedure – a set of steps.</text:p>
      <text:p text:style-name="P44">A FUNCTION allows for code organisation and code reuse</text:p>
      <text:p text:style-name="P44">A FUNCTION in Python is an object.</text:p>
      <text:p text:style-name="P44">A FUNCTION can accept inputs, called ARGUMENTS and return outputs, called RETURN VALUES.</text:p>
      <text:p text:style-name="P45">An expected input into a FUNCTION is a PARAMETER and the actual VALUE we provide when the FUNCTION is INVOKED is the <text:span text:style-name="T11">ARGUMENT</text:span>.</text:p>
      <text:p text:style-name="P45"/>
      <text:p text:style-name="P45"><text:soft-page-break/>Begin a FUNCTION with the <text:span text:style-name="T7">keyword </text:span><text:span text:style-name="T8">def </text:span><text:span text:style-name="T9">followed by a space and the function name and() : then a line break</text:span></text:p>
      <text:p text:style-name="P45"><text:span text:style-name="T9">eg def output_text():</text:span></text:p>
      <text:p text:style-name="P45"><text:span text:style-name="T9"/></text:p>
      <text:p text:style-name="P45"><text:span text:style-name="T9">def is short for define.</text:span></text:p>
      <text:p text:style-name="P45"><text:span text:style-name="T9">The () contain the parameter for the function.</text:span></text:p>
      <text:p text:style-name="P45"><text:span text:style-name="T9">Not every function has to have parameters.</text:span></text:p>
      <text:p text:style-name="P45"><text:span text:style-name="T9"/></text:p>
      <text:p text:style-name="P46"><text:span text:style-name="T9">To have any empty function use the keyword PASS eg</text:span></text:p>
      <text:p text:style-name="P46"><text:span text:style-name="T9">def output_text():</text:span></text:p>
      <text:p text:style-name="P46"><text:span text:style-name="T9"><text:s text:c="4"/>pass</text:span></text:p>
      <text:p text:style-name="P46"><text:span text:style-name="T9"/></text:p>
      <text:p text:style-name="P46"><text:span text:style-name="T9">Python knows that we have finished defining the function when we escape back out of the indentation. Eg</text:span></text:p>
      <text:p text:style-name="P46"><text:span text:style-name="T9">def output_text():</text:span></text:p>
      <text:p text:style-name="P46"><text:span text:style-name="T9"><text:s text:c="4"/>print(“Hello World”)</text:span></text:p>
      <text:p text:style-name="P46"><text:span text:style-name="T9"/></text:p>
      <text:p text:style-name="P47">here Python know<text:span text:style-name="T10">s</text:span> that we are finished with def</text:p>
      <text:p text:style-name="P47"/>
      <text:p text:style-name="P50">If we need to change code inside a function, we only need to do it once and it will be changed for all the occasions that the function is called, rather than having to find each time the line of code is used if it’s not contained inside a function.</text:p>
      <text:p text:style-name="P50"/>
      <text:p text:style-name="P51">add(a, b)</text:p>
      <text:p text:style-name="P51">add(4, 6) is a POSITIONAL ARGUMENT<text:tab/> as the arguments are based on their position within the function definition.</text:p>
      <text:p text:style-name="P48"><text:span text:style-name="T9">add(b = 6, a = 4) will provide the same answer but here it is a KEYWORD ARGUMENT as we are specifically defining what a and b are.</text:span></text:p>
      <text:p text:style-name="P49"><text:span text:style-name="T9">If using a POSITIONAL ARGUMENT, the order has to be followed for the parame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10:56:19.023730716</meta:creation-date>
    <dc:date>2020-03-13T12:36:52.797414633</dc:date>
    <meta:editing-duration>PT5H34M53S</meta:editing-duration>
    <meta:editing-cycles>15</meta:editing-cycles>
    <meta:generator>LibreOffice/6.0.7.3$Linux_X86_64 LibreOffice_project/00m0$Build-3</meta:generator>
    <meta:document-statistic meta:table-count="0" meta:image-count="0" meta:object-count="0" meta:page-count="4" meta:paragraph-count="111" meta:word-count="1499" meta:character-count="7862" meta:non-whitespace-character-count="6431"/>
  </office:meta>
</office:document-meta>
</file>